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Drawing">
      <style:paragraph-properties fo:text-align="center" style:justify-single-word="false"/>
    </style:style>
    <style:style style:name="P2" style:family="paragraph" style:parent-style-name="Preformatted_20_Text">
      <style:paragraph-properties fo:margin-left="0.4925in" fo:margin-right="0in" fo:text-indent="0in" style:auto-text-indent="false"/>
    </style:style>
    <style:style style:name="P3" style:family="paragraph" style:parent-style-name="Text_20_body">
      <style:text-properties style:text-underline-style="none"/>
    </style:style>
    <style:style style:name="P4" style:family="paragraph" style:parent-style-name="Text_20_body">
      <style:text-properties fo:font-style="italic" style:text-underline-style="none" style:font-style-asian="italic" style:font-style-complex="italic"/>
    </style:style>
    <style:style style:name="P5" style:family="paragraph" style:parent-style-name="Preformatted_20_Text">
      <style:paragraph-properties fo:margin-left="0.4925in" fo:margin-right="0in" fo:text-indent="0in"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5">
      <style:text-properties fo:font-weight="normal" style:font-weight-asian="normal" style:font-weight-complex="normal"/>
    </style:style>
    <style:style style:name="P12" style:family="paragraph" style:parent-style-name="Text_20_body" style:list-style-name="L6">
      <style:text-properties fo:font-weight="normal" style:font-weight-asian="normal" style:font-weight-complex="normal"/>
    </style:style>
    <style:style style:name="P13" style:family="paragraph" style:parent-style-name="Text_20_body" style:list-style-name="L7">
      <style:text-properties fo:font-weight="normal" style:font-weight-asian="normal" style:font-weight-complex="normal"/>
    </style:style>
    <style:style style:name="P14" style:family="paragraph" style:parent-style-name="Text_20_body" style:list-style-name="L8">
      <style:text-properties fo:font-weight="normal" style:font-weight-asian="normal" style:font-weight-complex="normal"/>
    </style:style>
    <style:style style:name="P15" style:family="paragraph" style:parent-style-name="Heading_20_2">
      <style:text-properties fo:font-weight="bold" style:font-weight-asian="bold" style:font-weight-complex="bold"/>
    </style:style>
    <style:style style:name="P16" style:family="paragraph">
      <style:paragraph-properties fo:text-align="center"/>
    </style:style>
    <style:style style:name="P17" style:family="paragraph">
      <style:paragraph-properties fo:text-align="center"/>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fo:font-weight="bold" style:font-weight-asian="bold" style:font-weight-complex="bold"/>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run-through="foreground" style:wrap="none" style:vertical-pos="top" style:vertical-rel="paragraph-content" style:horizontal-pos="center"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d2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2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rtual Machine Image Repository</text:h>
      <text:h text:style-name="Heading_20_2" text:outline-level="2">Introduction</text:h>
      <text:p text:style-name="Text_20_body">The image repository is the component responsible for storing and moving virtual-machine images in a federated-cloud environment. <text:s/>In that role, it must interface with many other components as shown in the following diagram.</text:p>
      <text:p text:style-name="Text_20_body"><draw:frame draw:style-name="fr1" draw:name="Frame2" text:anchor-type="paragraph" svg:width="6.1583in" draw:z-index="5"><draw:text-box fo:min-height="2.689in"><text:p text:style-name="Frame_20_contents"><draw:custom-shape text:anchor-type="paragraph" draw:z-index="15" draw:style-name="gr4" draw:text-style-name="P16" svg:width="1.3894in" svg:height="0.478in" svg:x="4.5083in" svg:y="0.1366in"><text:p text:style-name="P16">Remote</text:p><text:p text:style-name="P16">Repositori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style-name="gr4" draw:text-style-name="P16" svg:width="1.3894in" svg:height="0.478in" svg:x="2.1752in" svg:y="0.1366in"><text:p text:style-name="P16">Repository Mg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style-name="gr5" draw:text-style-name="P16" svg:width="1.3894in" svg:height="0.478in" svg:x="0.3028in" svg:y="0.1366in"><text:p text:style-name="P16">Aggregato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text:p text:style-name="P1"><draw:line text:anchor-type="paragraph" draw:z-index="6" draw:style-name="gr3" draw:text-style-name="P16" svg:x1="1.6917in" svg:y1="0.0783in" svg:x2="2.1752in" svg:y2="0.0783in"><text:p/></draw:line><draw:line text:anchor-type="paragraph" draw:z-index="7" draw:style-name="gr3" draw:text-style-name="P16" svg:x1="3.5638in" svg:y1="0.0783in" svg:x2="4.5083in" svg:y2="0.0783in"><text:p/></draw:line><draw:line text:anchor-type="paragraph" draw:z-index="13" draw:style-name="gr3" draw:text-style-name="P16" svg:x1="1.9528in" svg:y1="0.7618in" svg:x2="1.9528in" svg:y2="0.0783in"><text:p/></draw:line></text:p><text:p text:style-name="P1"><draw:line text:anchor-type="paragraph" draw:z-index="10" draw:style-name="gr3" draw:text-style-name="P16" svg:x1="2.8307in" svg:y1="-0.0189in" svg:x2="2.8307in" svg:y2="0.9811in"><text:p/></draw:line><draw:custom-shape text:anchor-type="paragraph" draw:z-index="17" draw:style-name="gr4" draw:text-style-name="P16" svg:width="1.3894in" svg:height="0.478in" svg:x="3.1752in" svg:y="0.1425in"><text:p text:style-name="P16">Metadata D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style-name="gr5" draw:text-style-name="P16" svg:width="1.3894in" svg:height="0.478in" svg:x="0.3028in" svg:y="0.1425in"><text:p text:style-name="P16">Build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text:p text:style-name="P1"><draw:line text:anchor-type="paragraph" draw:z-index="8" draw:style-name="gr3" draw:text-style-name="P16" svg:x1="3.1752in" svg:y1="0.0118in" svg:x2="2.8307in" svg:y2="0.0118in"><text:p/></draw:line><draw:line text:anchor-type="paragraph" draw:z-index="11" draw:style-name="gr3" draw:text-style-name="P16" svg:x1="1.9528in" svg:y1="0.7008in" svg:x2="1.9528in" svg:y2="0.0453in"><text:p/></draw:line><draw:line text:anchor-type="paragraph" draw:z-index="14" draw:style-name="gr3" draw:text-style-name="P16" svg:x1="1.6917in" svg:y1="0.0453in" svg:x2="1.9528in" svg:y2="0.0453in"><text:p/></draw:line></text:p><text:p text:style-name="P1"><draw:line text:anchor-type="paragraph" draw:z-index="9" draw:style-name="gr3" draw:text-style-name="P16" svg:x1="3.1752in" svg:y1="0.2646in" svg:x2="2.8307in" svg:y2="0.2646in"><text:p/></draw:line><draw:custom-shape text:anchor-type="paragraph" draw:z-index="18" draw:style-name="gr5" draw:text-style-name="P16" svg:width="1.3894in" svg:height="0.478in" svg:x="0.3028in" svg:y="0.0366in"><text:p text:style-name="P16">Security Mg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style-name="gr4" draw:text-style-name="P16" svg:width="1.3894in" svg:height="0.478in" svg:x="3.1752in" svg:y="0.0366in"><text:p text:style-name="P16">Local Reposito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text:p text:style-name="P1"><draw:line text:anchor-type="paragraph" draw:z-index="12" draw:style-name="gr3" draw:text-style-name="P16" svg:x1="1.6917in" svg:y1="-0.0161in" svg:x2="1.9528in" svg:y2="-0.0161in"><text:p/></draw:line></text:p><text:p text:style-name="P1">Drawing <text:sequence text:ref-name="refDrawing0" text:name="Drawing" text:formula="ooow:Drawing+1" style:num-format="1">1</text:sequence>: Component relationships</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The components on the left are other parts of the cloud-federation infrastructure, described elsewhere, and they communicate with the repository using QMF-based protocols. <text:s/>The components on the right are part of the image repository, and communicate with each other using other kinds of network protocols (mostly HTTP). <text:s/>To be a little more specific, the primary image-repository interfaces are as follows.</text:p>
      <text:list xml:id="list1139033067" text:style-name="L1">
        <text:list-item>
          <text:p text:style-name="P6">Inbound QMF interface (TBD): to accept object get/put requests from the aggregator, builder, image import/translation tools, UI consoles, etc.</text:p>
        </text:list-item>
        <text:list-item>
          <text:p text:style-name="P6">Outbound QMF interface: to get credential information from the security manager.</text:p>
        </text:list-item>
        <text:list-item>
          <text:p text:style-name="P6">Outbound HTTP/REST interface: to get/put objects in the local repository.</text:p>
        </text:list-item>
        <text:list-item>
          <text:p text:style-name="P6">Outbound database interface: to store/retrieve object metadata.</text:p>
        </text:list-item>
        <text:list-item>
          <text:p text:style-name="P6">Bidirectional TBD interface: between repository managers.</text:p>
        </text:list-item>
      </text:list>
      <text:p text:style-name="Text_20_body">Remote repositories operate much like the main repository, except for the following.</text:p>
      <text:list xml:id="list1120332172" text:style-name="L2">
        <text:list-item>
          <text:p text:style-name="P7">A remote repository does not have its own metadata DB; it uses the main repository's (which might in fact be distributed).</text:p>
        </text:list-item>
        <text:list-item>
          <text:p text:style-name="P7">If a request at the main repository results in the object not being found locally, there's nowhere else to look and the request fails. <text:s/>If a request at a remote repository results in the object not being found locally, a “pull” can be attempted from the parent repository. <text:s/>In fact, there can be an arbitrarily deep tree of remote repositories, all leading to the main repository at the root.</text:p>
        </text:list-item>
        <text:list-item>
          <text:p text:style-name="P7">Remote repositories can not do local object PUTs, and DELETEs only take effect locally and <text:soft-page-break/>downstream (i.e. the object will still exist upstream). <text:s/>All requests are still subject to normal authentication.</text:p>
        </text:list-item>
      </text:list>
      <text:h text:style-name="Heading_20_2" text:outline-level="2"><text:bookmark-start text:name="__RefHeading__35683525"/>Data Model<text:bookmark-end text:name="__RefHeading__35683525"/></text:h>
      <text:p text:style-name="Text_20_body">When a user specifies that a virtual-machine image should be built with certain characteristics - e.g. an x86_64 RHEL 5.4 LAMP stack - the result might actually be several images in different formats to run on different virtualization/cloud platforms - e.g. a qcow2 image to run on RHEV, an AMI to run on EC2, an ISO to run on bare metal. <text:s/>Each of those then becomes the root of a whole tree of related images.</text:p>
      <text:list xml:id="list1811504130" text:style-name="L3">
        <text:list-item>
          <text:p text:style-name="P8">The original generic image or image template produced by the configurer (a.k.a. builder)</text:p>
        </text:list-item>
        <text:list-item>
          <text:p text:style-name="P8">Many images based on the generic image, each “personalized” for a particular environment and used to run a particular machine instance</text:p>
        </text:list-item>
        <text:list-item>
          <text:p text:style-name="P8">Many snapshots based on each personalized image.</text:p>
        </text:list-item>
      </text:list>
      <text:p text:style-name="Text_20_body">One goal of the image repository is to maintain the relationships between all of these different images (plus the user-provided description that started the whole thing) to minimize duplication and to enable repeatable creation of equivalent images as needed. <text:s/>This is done using the following data model.</text:p>
      <text:p text:style-name="P3"><draw:frame draw:style-name="fr2" draw:name="Frame1" text:anchor-type="paragraph" svg:width="5.6634in" draw:z-index="0"><draw:text-box fo:min-height="2.5465in"><text:p text:style-name="Frame_20_contents"><draw:g text:anchor-type="paragraph" draw:z-index="1" draw:style-name="gr1"><draw:custom-shape draw:style-name="gr2" draw:text-style-name="P17" svg:width="0.8894in" svg:height="0.4449in" svg:x="2.9736in" svg:y="0.1555in"><text:p text:style-name="P16"><text:span text:style-name="T7">Derived</text:span></text:p><text:p text:style-name="P16"><text:span text:style-name="T7">Image</text:span></text:p><draw:enhanced-geometry svg:viewBox="0 0 21600 21600" draw:mirror-horizontal="false" draw:mirror-vertical="false" draw:type="rectangle" draw:enhanced-path="M 0 0 L 21600 0 21600 21600 0 21600 0 0 Z N"/></draw:custom-shape><draw:custom-shape draw:style-name="gr2" draw:text-style-name="P16" svg:width="0.8894in" svg:height="0.2224in" svg:x="2.9736in" svg:y="0.6in"><text:p text:style-name="P16">ID</text:p><draw:enhanced-geometry svg:viewBox="0 0 21600 21600" draw:mirror-horizontal="false" draw:mirror-vertical="false" draw:type="rectangle" draw:enhanced-path="M 0 0 L 21600 0 21600 21600 0 21600 0 0 Z N"/></draw:custom-shape><draw:custom-shape draw:style-name="gr2" draw:text-style-name="P16" svg:width="0.8894in" svg:height="0.2224in" svg:x="2.9736in" svg:y="0.822in"><text:p text:style-name="P16">Base ID</text:p><draw:enhanced-geometry svg:viewBox="0 0 21600 21600" draw:mirror-horizontal="false" draw:mirror-vertical="false" draw:type="rectangle" draw:enhanced-path="M 0 0 L 21600 0 21600 21600 0 21600 0 0 Z N"/></draw:custom-shape><draw:custom-shape draw:style-name="gr2" draw:text-style-name="P16" svg:width="0.8894in" svg:height="0.4531in" svg:x="2.9736in" svg:y="1.0445in"><text:p text:style-name="P16">Data</text:p><text:p text:style-name="P16">Overlay</text:p><draw:enhanced-geometry svg:viewBox="0 0 21600 21600" draw:mirror-horizontal="false" draw:mirror-vertical="false" draw:type="rectangle" draw:enhanced-path="M 0 0 L 21600 0 21600 21600 0 21600 0 0 Z N"/></draw:custom-shape></draw:g><draw:g text:anchor-type="paragraph" draw:z-index="2" draw:style-name="gr1"><draw:custom-shape draw:style-name="gr2" draw:text-style-name="P17" svg:width="0.8894in" svg:height="0.2224in" svg:x="4.4071in" svg:y="0.1555in"><text:p text:style-name="P16"><text:span text:style-name="T7">Snapshot</text:span></text:p><draw:enhanced-geometry svg:viewBox="0 0 21600 21600" draw:type="rectangle" draw:enhanced-path="M 0 0 L 21600 0 21600 21600 0 21600 0 0 Z N"/></draw:custom-shape><draw:custom-shape draw:style-name="gr2" draw:text-style-name="P16" svg:width="0.8894in" svg:height="0.2224in" svg:x="4.4071in" svg:y="0.3776in"><text:p text:style-name="P16">ID</text:p><draw:enhanced-geometry svg:viewBox="0 0 21600 21600" draw:type="rectangle" draw:enhanced-path="M 0 0 L 21600 0 21600 21600 0 21600 0 0 Z N"/></draw:custom-shape><draw:custom-shape draw:style-name="gr2" draw:text-style-name="P16" svg:width="0.8894in" svg:height="0.2224in" svg:x="4.4071in" svg:y="0.6in"><text:p text:style-name="P16">Image ID</text:p><draw:enhanced-geometry svg:viewBox="0 0 21600 21600" draw:type="rectangle" draw:enhanced-path="M 0 0 L 21600 0 21600 21600 0 21600 0 0 Z N"/></draw:custom-shape><draw:custom-shape draw:style-name="gr2" draw:text-style-name="P16" svg:width="0.8894in" svg:height="0.7197in" svg:x="4.4071in" svg:y="0.822in"><text:p text:style-name="P16">Data</text:p><text:p text:style-name="P16">Overlay</text:p><draw:enhanced-geometry svg:viewBox="0 0 21600 21600" draw:mirror-horizontal="false" draw:mirror-vertical="false" draw:type="rectangle" draw:enhanced-path="M 0 0 L 21600 0 21600 21600 0 21600 0 0 Z N"/></draw:custom-shape></draw:g><draw:g text:anchor-type="paragraph" draw:z-index="3" draw:style-name="gr1"><draw:custom-shape draw:style-name="gr2" draw:text-style-name="P17" svg:width="0.8894in" svg:height="0.2224in" svg:x="0.2402in" svg:y="0.1555in"><text:p text:style-name="P16"><text:span text:style-name="T7">Description</text:span></text:p><draw:enhanced-geometry svg:viewBox="0 0 21600 21600" draw:type="rectangle" draw:enhanced-path="M 0 0 L 21600 0 21600 21600 0 21600 0 0 Z N"/></draw:custom-shape><draw:custom-shape draw:style-name="gr2" draw:text-style-name="P16" svg:width="0.8894in" svg:height="0.2224in" svg:x="0.2402in" svg:y="0.3776in"><text:p text:style-name="P16">ID</text:p><draw:enhanced-geometry svg:viewBox="0 0 21600 21600" draw:type="rectangle" draw:enhanced-path="M 0 0 L 21600 0 21600 21600 0 21600 0 0 Z N"/></draw:custom-shape><draw:custom-shape draw:style-name="gr2" draw:text-style-name="P16" svg:width="0.8894in" svg:height="0.2224in" svg:x="0.2402in" svg:y="0.6in"><text:p text:style-name="P16">Architecture</text:p><draw:enhanced-geometry svg:viewBox="0 0 21600 21600" draw:type="rectangle" draw:enhanced-path="M 0 0 L 21600 0 21600 21600 0 21600 0 0 Z N"/></draw:custom-shape><draw:custom-shape draw:style-name="gr2" draw:text-style-name="P16" svg:width="0.8894in" svg:height="0.2224in" svg:x="0.2402in" svg:y="0.822in"><text:p text:style-name="P16">Service List</text:p><draw:enhanced-geometry svg:viewBox="0 0 21600 21600" draw:type="rectangle" draw:enhanced-path="M 0 0 L 21600 0 21600 21600 0 21600 0 0 Z N"/></draw:custom-shape><draw:custom-shape draw:style-name="gr2" draw:text-style-name="P16" svg:width="0.8894in" svg:height="0.2224in" svg:x="0.2402in" svg:y="1.0445in"><text:p text:style-name="P16">Options</text:p><draw:enhanced-geometry svg:viewBox="0 0 21600 21600" draw:type="rectangle" draw:enhanced-path="M 0 0 L 21600 0 21600 21600 0 21600 0 0 Z N"/></draw:custom-shape></draw:g><draw:g text:anchor-type="paragraph" draw:z-index="4" draw:style-name="gr1"><draw:custom-shape draw:style-name="gr2" draw:text-style-name="P17" svg:width="0.8894in" svg:height="0.2224in" svg:x="1.6516in" svg:y="0.1555in"><text:p text:style-name="P16"><text:span text:style-name="T7">Base Image</text:span></text:p><draw:enhanced-geometry svg:viewBox="0 0 21600 21600" draw:type="rectangle" draw:enhanced-path="M 0 0 L 21600 0 21600 21600 0 21600 0 0 Z N"/></draw:custom-shape><draw:custom-shape draw:style-name="gr2" draw:text-style-name="P16" svg:width="0.8894in" svg:height="0.2224in" svg:x="1.6516in" svg:y="0.3776in"><text:p text:style-name="P16">ID</text:p><draw:enhanced-geometry svg:viewBox="0 0 21600 21600" draw:type="rectangle" draw:enhanced-path="M 0 0 L 21600 0 21600 21600 0 21600 0 0 Z N"/></draw:custom-shape><draw:custom-shape draw:style-name="gr2" draw:text-style-name="P16" svg:width="0.8894in" svg:height="0.2224in" svg:x="1.6516in" svg:y="0.6in"><text:p text:style-name="P16">Desc ID</text:p><draw:enhanced-geometry svg:viewBox="0 0 21600 21600" draw:type="rectangle" draw:enhanced-path="M 0 0 L 21600 0 21600 21600 0 21600 0 0 Z N"/></draw:custom-shape><draw:custom-shape draw:style-name="gr2" draw:text-style-name="P16" svg:width="0.8894in" svg:height="0.2224in" svg:x="1.6516in" svg:y="0.822in"><text:p text:style-name="P16">Format</text:p><draw:enhanced-geometry svg:viewBox="0 0 21600 21600" draw:type="rectangle" draw:enhanced-path="M 0 0 L 21600 0 21600 21600 0 21600 0 0 Z N"/></draw:custom-shape><draw:custom-shape draw:style-name="gr2" draw:text-style-name="P16" svg:width="0.8894in" svg:height="0.7197in" svg:x="1.6516in" svg:y="1.2665in"><text:p text:style-name="P16">Data</text:p><draw:enhanced-geometry svg:viewBox="0 0 21600 21600" draw:type="rectangle" draw:enhanced-path="M 0 0 L 21600 0 21600 21600 0 21600 0 0 Z N"/></draw:custom-shape><draw:custom-shape draw:style-name="gr2" draw:text-style-name="P16" svg:width="0.8894in" svg:height="0.2224in" svg:x="1.6516in" svg:y="1.0445in"><text:p text:style-name="P16">E-key</text:p><draw:enhanced-geometry svg:viewBox="0 0 21600 21600" draw:type="rectangle" draw:enhanced-path="M 0 0 L 21600 0 21600 21600 0 21600 0 0 Z N"/></draw:custom-shape></draw:g></text:p><text:p text:style-name="Drawing"/><text:p text:style-name="Drawing"/><text:p text:style-name="Drawing"/><text:p text:style-name="Drawing"/><text:p text:style-name="P1"/><text:p text:style-name="P1">Drawing <text:sequence text:ref-name="refDrawing1" text:name="Drawing" text:formula="ooow:Drawing+1" style:num-format="1">2</text:sequence>: Data model</text:p></draw:text-box></draw:frame>A <text:span text:style-name="T2">description</text:span><text:span text:style-name="T3"> contains information needed to build one or more cloud- or format-specific images with equivalent functionality. <text:s/>The </text:span><text:span text:style-name="T2">architecture</text:span><text:span text:style-name="T3"> refers to a machine type, such as i686 or x86_64. <text:s/>The </text:span><text:span text:style-name="T2">service list</text:span><text:span text:style-name="T3"> describes abstract services such as storage or messaging, which are resolved into actual packages by the builder.</text:span></text:p>
      <text:p text:style-name="P3"><text:span text:style-name="T3">A </text:span><text:span text:style-name="T2">base image</text:span><text:span text:style-name="T3"> is the output of the building process, taking a description and assembling the actual packages and executables in a specific </text:span><text:span text:style-name="T2">format</text:span><text:span text:style-name="T3"> such as an AMI or ISO. <text:s/>It might also be the result of building externally, such as by customizing a standard image in a public cloud and then taking a snapshot of the result. <text:s/>To cover this case, the </text:span><text:span text:style-name="T2">Description ID</text:span><text:span text:style-name="T3"> in an image might be null. <text:s/>Images derived from the same description are assumed to be equivalent, in the sense that any equivalent image may be instantiated to provide the same service. <text:s/>The user may also </text:span><text:span text:style-name="T4">assert</text:span><text:span text:style-name="T3"> that two or more images are equivalent, even in the case where they do not share a description. <text:s/>In this case, the equivalence information is stored as an identical “e-key” in each equivalent image.</text:span></text:p>
      <text:p text:style-name="P4">A derived image<text:span text:style-name="T3"> is an image that is not only instantiable (like a base image) but has </text:span><text:span text:style-name="T4">already</text:span> <text:span text:style-name="T3">been instantiated. <text:s/>There might be multiple derived images associated with the same base image, </text:span><text:soft-page-break/><text:span text:style-name="T3">representing the same functionality already deployed for different purposes - e.g. a user database vs. a document database, using the same software but different data.</text:span></text:p>
      <text:p text:style-name="P4"><text:span text:style-name="T3">A </text:span>snapshot<text:span text:style-name="T3"> is a representation of a derived image at a particular point in time. <text:s/>Therefore, there might be multiple snapshots per derived image just as there are multiple derived images per base image.</text:span></text:p>
      <text:p text:style-name="Text_20_body">All of the fields shown above, except for data and data overlays, should be considered immutable during the object's lifetime. <text:s/>In addition to this immutable data, there might be several pieces of either mutable or immutable data, representable as key/value pairs. <text:s/>This might include items such as build location/time, owner identity, current location(s), and release status. <text:s/>Both the object itself and each of its extra properties might also have permissions associated with them so that owner can only be changed by the current owner, location can only be changed by the image repository itself, release status can only be changed by release engineering, etc. <text:s/>The permissions on the object itself determine who can instantiate it, who can delete it, and so on.</text:p>
      <text:h text:style-name="Heading_20_2" text:outline-level="2">Local Repository Interface</text:h>
      <text:p text:style-name="Text_20_body">The local repository can be one of three types:</text:p>
      <text:list xml:id="list275822093" text:style-name="L4">
        <text:list-item>
          <text:p text:style-name="P9">A local filesystem. <text:s/>This is mostly intended for development and testing but, if the “local” filesystem is actually parallel/distributed, it might be a valid deployment alternative.</text:p>
        </text:list-item>
        <text:list-item>
          <text:p text:style-name="P9">An interface based on Amazon's S3 API<text:note text:id="ftn1" text:note-class="footnote"><text:note-citation>1</text:note-citation><text:note-body><text:p text:style-name="Footnote">http://docs.amazonwebservices.com/AmazonS3/2006-03-01/API/</text:p></text:note-body></text:note> - including Amazon's own implementation, our tabled, Eucalyptus's Walrus, or ParkPlace.</text:p>
        </text:list-item>
        <text:list-item>
          <text:p text:style-name="P9">Another repository manager.</text:p>
        </text:list-item>
      </text:list>
      <text:p text:style-name="Text_20_body">“Local” repositories can also be shared, in the sense that multiple aggregator/builder/etc. clusters could be configured to use the same storage pool using different keys/secrets.</text:p>
      <text:p text:style-name="Text_20_body">The conventions for using ths S3 API are <text:span text:style-name="T1"><text:s/>based on the class-to-bucket mapping described in the </text:span><text:span text:style-name="T1"><text:bookmark-ref text:reference-format="text" text:ref-name="__RefHeading__35683525">Data Model</text:bookmark-ref></text:span><text:span text:style-name="T1"> section, with a one-to-one mapping between externally visible objects and local-repository objects. <text:s/>This allows us to use standard S3 libraries and tools to get/put/delete objects, set ACLs, etc. <text:s/>Note that only the </text:span><text:span text:style-name="T5">data</text:span><text:span text:style-name="T6"> for an object needs to be stored this way; most of the metadata is stored in a separate metadata database (e.q. SQLite, Berkeley DB) for efficient querying. <text:s/></text:span><text:span text:style-name="T1">For descriptions, the object body is an encoded (XML/YAML) description as needed/defined by the aggregator/builder components. <text:s/>For other object types, the object body is opaque binary data corresponding to an image/overlay in the appropriate format. </text:span></text:p>
      <text:h text:style-name="Heading_20_2" text:outline-level="2">Query Interface</text:h>
      <text:p text:style-name="Text_20_body"><text:span text:style-name="T1">When managing large numbers of objects over a long period of time, users must be able to query or search easily for items meeting specified criteria. <text:s/>This is done by issuing a query request to the repository root. <text:s/>The syntax is deliberately not adopted/copied from SQL or anything else to avoid implementation dependencies, but should seem broadly familiar</text:span><text:span text:style-name="T1"><text:note text:id="ftn2" text:note-class="footnote"><text:note-citation>2</text:note-citation><text:note-body><text:p text:style-name="Footnote">TBD: regular expressions and/or set membership?</text:p></text:note-body></text:note></text:span><text:span text:style-name="T1">:</text:span></text:p>
      <text:list xml:id="list1839392289" text:style-name="L5">
        <text:list-item>
          <text:p text:style-name="P11">Literal values: integers, strings (using double quote), dates (using tilde).</text:p>
        </text:list-item>
        <text:list-item>
          <text:p text:style-name="P11">Comparison (values must be the same type).</text:p>
        </text:list-item>
        <text:list-item>
          <text:p text:style-name="P11">Boolean operators.</text:p>
        </text:list-item>
        <text:list-item>
          <text:p text:style-name="P11"><text:soft-page-break/>Grouping with parentheses.</text:p>
        </text:list-item>
        <text:list-item>
          <text:p text:style-name="P11">$foo: the “foo” metadata tag on the current object.</text:p>
        </text:list-item>
        <text:list-item>
          <text:p text:style-name="P11">@foo.bar: the “bar” tag on the object identified by the current object's “foo” tag.</text:p>
        </text:list-item>
      </text:list>
      <text:h text:style-name="Heading_20_2" text:outline-level="2"><text:bookmark-start text:name="__RefHeading__29510530"/>Data Distribution and Placement Policies<text:bookmark-end text:name="__RefHeading__29510530"/></text:h>
      <text:p text:style-name="Text_20_body">Objects are placed into the repository to be used in some (possibly remote) cloud or virtualization environment. <text:s/>When an object is added, in addition to storing it locally, the repository manager might push copies of it out to one or more other locations. <text:s/>Similarly, the placement policy for an object might be changed subsequently, causing more copies to be pushed out and possibly some to be deleted. <text:s/>In general, these actions will be intiated by the cloud management subsystem, but there are also cases - e.g. snapshots - where they might be initiated by a script or program running within the cloud. </text:p>
      <text:p text:style-name="Text_20_body">For a cloud like Amazon's EC2, the interfaces for storing images and other objects are well defined and accessible remotely, so the repository manager can directly use those interfaces to manipulate objects in that cloud. <text:s/>We can do the same for “dumb” remote repositories based on tabled, in which case the information about copies etc. remains in the central repository manager. <text:s/>We can also support “smart” remote repositories which have their own repository managers. <text:s/>In this case, the “downstream” repository manager operates much like the central one, except that it is aware of its secondary status. <text:s/>If it receives a request for an object that it doesn't know about, it can forward that request “upstream” for resolution and then cache the object on the way back. <text:s/>Thus, the protocol between repository managers is not just an adaptation of the local API to a different network environment, but also provides replica/cache management functionality to ensure consistent operation across repository managers.</text:p>
      <text:p text:style-name="Text_20_body">To control object replication and caching, the repository uses placement policiesm attached to each object as a reserved "_policy" metadata tag. <text:s/>Default policies may also defined for a class by attaching them to a _default pseudo-object which would otherwise be invalid. <text:s/>The format of a policy is almost exactly the same as a query string above, with an additional #foo operator which refers to a repository (not object) tag. <text:s/>These tags are associated with child/downstream repositories according to the configuration file described in <text:bookmark-ref text:reference-format="chapter" text:ref-name="__RefHeading__29195630"/><text:bookmark-ref text:reference-format="text" text:ref-name="__RefHeading__29195630">Appendix A: Configuration</text:bookmark-ref>. <text:s/>The decision process for replication, therefore, can be expressed by the following Python-like pseudocode:</text:p>
      <text:p text:style-name="P2">query_string = extract_field(object,”_policy”)</text:p>
      <text:p text:style-name="P2"># if we miss on the object, we could get it from the class as well</text:p>
      <text:p text:style-name="P2">for repo in configured_repositories:</text:p>
      <text:p text:style-name="P2"><text:tab/>if eval_query(query_string,object,repo):</text:p>
      <text:p text:style-name="P2"><text:tab/><text:tab/>queue_replication(object,repo)</text:p>
      <text:p text:style-name="P2"/>
      <text:p text:style-name="Text_20_body">If no policy can be found, then no replication is attempted. <text:s/>Likewise if the policy is found but can't be parsed/evaluated/etc.</text:p>
      <text:h text:style-name="Heading_20_2" text:outline-level="2">User Storage</text:h>
      <text:p text:style-name="Text_20_body">The same mechanisms used to support image storage and distribution can also be used quite easily to support user-facing storage with an S3-like model. <text:s/>Merely offering a way to create and use buckets other than the four reserved for our VM-image types would make 90% of the required functionality immediately available for users to store whatever they want (and currently store in the real S3). <text:s/>As usual, though, the last 10% takes 90% of the effort. <text:s/>In this case, the issues that need to be resolved include security, billing/accounting, and packaging of libraries etc. necessary to use the facility effectively.</text:p>
      <text:h text:style-name="P15" text:outline-level="2"><text:bookmark-start text:name="__RefHeading__29195630"/><text:soft-page-break/>Appendix A: Configuration<text:bookmark-end text:name="__RefHeading__29195630"/></text:h>
      <text:p text:style-name="Text_20_body"><text:span text:style-name="T1">The repository manager can be run in two modes. <text:s/>In one, intended only for debugging, it simply uses a local filesystem for data storage and does not interact with a metadata database at all. <text:s/>In the other, it </text:span><text:span text:style-name="T1">uses one or more repositories described in a configuration file. <text:s/>This file is a JSON</text:span><text:span text:style-name="T1"><text:note text:id="ftn3" text:note-class="footnote"><text:note-citation>3</text:note-citation><text:note-body><text:p text:style-name="Footnote">http://www.json.org/</text:p></text:note-body></text:note></text:span><text:span text:style-name="T1"> list of objects, parsed using the Jansson library(http://www.digip.org/jansson). <text:s/>Each object has the following fields:</text:span></text:p>
      <text:list xml:id="list1440264257" text:style-name="L6">
        <text:list-item>
          <text:p text:style-name="P12">name: a unique name (mostly not used except for logging)</text:p>
        </text:list-item>
        <text:list-item>
          <text:p text:style-name="P12">type: "http" for another repository manager's HTTP interface, or "s3"</text:p>
        </text:list-item>
        <text:list-item>
          <text:p text:style-name="P12">host: the IP address or DNS name for the remote repository</text:p>
        </text:list-item>
        <text:list-item>
          <text:p text:style-name="P12">port: the TCP port for the remote repository</text:p>
        </text:list-item>
        <text:list-item>
          <text:p text:style-name="P12">key: for S3 repositories, the API key</text:p>
        </text:list-item>
        <text:list-item>
          <text:p text:style-name="P12">secret: for S3 repositories, the API secret key</text:p>
        </text:list-item>
      </text:list>
      <text:p text:style-name="Text_20_body"><text:span text:style-name="T1">Any other fields are treated as user metadata, stored for use in evaluating replication policies but otherwise ignored. <text:s/>The first repository object is considered local, so that gets/puts always apply to it. <text:s/>Any other repositories are considered remote, with replication queued only after the local put is complete and only according to the applicable policy (see </text:span><text:span text:style-name="T1"><text:bookmark-ref text:reference-format="text" text:ref-name="__RefHeading__29510530">Data Distribution and Placement Policies</text:bookmark-ref></text:span><text:span text:style-name="T1">).</text:span></text:p>
      <text:h text:style-name="P15" text:outline-level="2">Appendix B: Implementation Notes</text:h>
      <text:p text:style-name="P10">The repository manager is implemented in C, with the following libraries:</text:p>
      <text:list xml:id="list610413320" text:style-name="L7">
        <text:list-item>
          <text:p text:style-name="P13">GNU libmicrohttpd (http://www.gnu.org/software/libmicrohttpd/) for the HTTP server interface.</text:p>
        </text:list-item>
        <text:list-item>
          <text:p text:style-name="P13">Libcurl (http://curl.haxx.se/libcurl/) for the HTTP client interface.</text:p>
        </text:list-item>
        <text:list-item>
          <text:p text:style-name="P13">The httpstor component from https://hail.wiki.kernel.org/index.php/Tabled for the S3 client interface.</text:p>
        </text:list-item>
        <text:list-item>
          <text:p text:style-name="P13">The "leg" parser generator from http://piumarta.com/software/peg/ for parsing queries and replication policies</text:p>
        </text:list-item>
      </text:list>
      <text:p text:style-name="P10">Each incoming request is dispatched according to its HTTP request type (GET/PUT/POST/DELETE) and directory-hierarchy level (root/class/object/attribute). <text:s/>The request-handling code is generally a pretty straightforward connection of the server-side interface to the client-side interface, with the latter encapsulated in a per-request thread. <text:s/>Buffers read on the "producer" side (e.g. the libcurl/httpstor side for an HTTP GET) are immediately passed to the "consumer" side to be written before reading more. <text:s/>This could lead to a proliferation of threads, but involves no copying/buffering either in memory or on local disk. <text:s/>The two exceptions to this model both have to do with replication.</text:p>
      <text:list xml:id="list1204975962" text:style-name="L8">
        <text:list-item>
          <text:p text:style-name="P14">For push-driven replication, replication requests are queued up after the local PUT completes. <text:s/>These requests are processed by a separate replication thread, which spawns a consumer/writer thread for the remote repository and then handles the producer/reader role inline.</text:p>
        </text:list-item>
        <text:list-item>
          <text:p text:style-name="P14">For pull-driven replication (when a non-master repository manager can't find a local copy of an object) the usual GET request is modified to allow one producer and two concurrent consumers. <text:s/>In addition to the normal separate-thread producer and inline consumer for a GET, there's a second consumer also running in a separate thread and using libcurl/httpstor to store the object <text:soft-page-break/>into the local repository as it's pulled from the master. <text:s/>Both consumers must signal that they've written each block before the producer is allowed to read the next 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style:page-number="auto" fo:background-color="transparent">
        <style:background-image/>
      </style:paragraph-properties>
      <style:text-properties style:font-name="Liberation Serif1" fo:font-size="12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eff Darcy</meta:initial-creator>
    <meta:creation-date>2010-04-30T09:10:15</meta:creation-date>
    <dc:date>2010-05-04T16:52:31</dc:date>
    <dc:creator>Jeff Darcy</dc:creator>
    <meta:editing-duration>PT103H41M29S</meta:editing-duration>
    <meta:editing-cycles>11</meta:editing-cycles>
    <meta:generator>OpenOffice.org/3.1$Unix OpenOffice.org_project/310m19$Build-9420</meta:generator>
    <meta:document-statistic meta:table-count="0" meta:image-count="0" meta:object-count="0" meta:page-count="6" meta:paragraph-count="74" meta:word-count="2191" meta:character-count="13982"/>
  </office:meta>
</office:document-meta>
</file>